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L1">
      <style:text-properties style:text-underline-style="solid" style:text-underline-width="auto" style:text-underline-color="font-color"/>
    </style:style>
    <style:style style:name="P5" style:family="paragraph" style:parent-style-name="Standard" style:list-style-name="L2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ctura y escritura a archivos.</text:p>
      <text:p text:style-name="Standard"/>
      <text:p text:style-name="Standard"/>
      <text:list xml:id="list2098161630073707592" text:style-name="L1">
        <text:list-item>
          <text:p text:style-name="P4">Declaraciones. Instrucciones básicas.</text:p>
        </text:list-item>
      </text:list>
      <text:p text:style-name="Standard"/>
      <text:p text:style-name="Standard"/>
      <text:p text:style-name="P1">FILE *puntero;</text:p>
      <text:p text:style-name="Standard"/>
      <text:p text:style-name="Standard">declara una variable tipo *FILE de nombre puntero que reserva en memoria una dirección para luego ser respalda en el dispositivo de almacenamiento (disco duro). Siempre se debe declarar al inicio</text:p>
      <text:p text:style-name="Standard"/>
      <text:p text:style-name="P1">puntero = fopen(“archivo.dat”, “modo”);</text:p>
      <text:p text:style-name="Standard"/>
      <text:p text:style-name="Standard"/>
      <text:p text:style-name="Standard">La instrucción fopen abre el archivo “archivo.dat” y lo vincula con el *FILE “puntero”. El argumento modo puede ser:</text:p>
      <text:p text:style-name="Standard"/>
      <text:p text:style-name="Standard">r → para lectura</text:p>
      <text:p text:style-name="Standard">w → para escritura</text:p>
      <text:p text:style-name="Standard">rw → lectura y escritura</text:p>
      <text:p text:style-name="Standard">w+ → escritura para añadir líneas al final</text:p>
      <text:p text:style-name="Standard"/>
      <text:p text:style-name="P1">fclose(puntero);</text:p>
      <text:p text:style-name="Standard"/>
      <text:p text:style-name="Standard">La instrucción fclose cierra el archivo y limpia la dirección en memoria puntero. Es importante añadir esta instrucción al final de programa para no tener error en el archivo.</text:p>
      <text:p text:style-name="Standard"/>
      <text:p text:style-name="Standard"/>
      <text:p text:style-name="Standard"/>
      <text:p text:style-name="Standard"/>
      <text:list xml:id="list1752021997575821341" text:style-name="L2">
        <text:list-item>
          <text:p text:style-name="P5">Instrucciones de Lectura y Escritura:</text:p>
        </text:list-item>
      </text:list>
      <text:p text:style-name="P3"><text:span text:style-name="T1"/></text:p>
      <text:p text:style-name="P3"><text:span text:style-name="T1"/></text:p>
      <text:p text:style-name="P6"><text:span text:style-name="T1">fscanf(puntero, “caracteres_conversion”, &amp;variable1, &amp;variable2, …);</text:span></text:p>
      <text:p text:style-name="P3"><text:span text:style-name="T1"/></text:p>
      <text:p text:style-name="P3"><text:span text:style-name="T1"/></text:p>
      <text:p text:style-name="P3"><text:span text:style-name="T1">Realiza lectura en una línea del archivo asociado al *FILE puntero con la misma sintaxis que la función scanf.</text:span></text:p>
      <text:p text:style-name="Standard"/>
      <text:p text:style-name="Standard"/>
      <text:p text:style-name="Standard"/>
      <text:p text:style-name="P6"><text:span text:style-name="T1">fprintf(puntero, “cadena_texto”, variable1, variable2, …);</text:span></text:p>
      <text:p text:style-name="P3"><text:span text:style-name="T1"/></text:p>
      <text:p text:style-name="P3"><text:span text:style-name="T1">Realiza escritura de la cadena de texto dentro del argumento en el archivo asociado al *FILE puntero. La sintaxis es igual a la de printf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olano-Solano</meta:initial-creator>
    <meta:creation-date>2020-05-27T17:16:24.96</meta:creation-date>
    <meta:document-statistic meta:table-count="0" meta:image-count="0" meta:object-count="0" meta:page-count="1" meta:paragraph-count="17" meta:word-count="177" meta:character-count="1139"/>
    <dc:date>2020-05-27T18:44:30.63</dc:date>
    <dc:creator>David Solano-Solano</dc:creator>
    <meta:editing-duration>PT1H12M49S</meta:editing-duration>
    <meta:editing-cycles>1</meta:editing-cycles>
    <meta:generator>OpenOffice/4.1.6$Win32 OpenOffice.org_project/416m1$Build-9790</meta:generator>
  </office:meta>
</office:document-meta>
</file>